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officeooo:paragraph-rsid="00553e18"/>
    </style:style>
    <style:style style:name="P5" style:family="paragraph" style:parent-style-name="Text_20_body">
      <style:text-properties officeooo:rsid="00578a3b" officeooo:paragraph-rsid="00578a3b"/>
    </style:style>
    <style:style style:name="P6" style:family="paragraph" style:parent-style-name="Text_20_body">
      <style:text-properties officeooo:rsid="00578a3b" officeooo:paragraph-rsid="0057b18e"/>
    </style:style>
    <style:style style:name="P7" style:family="paragraph" style:parent-style-name="Text_20_body">
      <style:text-properties officeooo:rsid="00589186" officeooo:paragraph-rsid="00589186"/>
    </style:style>
    <style:style style:name="P8" style:family="paragraph" style:parent-style-name="Text_20_body">
      <style:text-properties officeooo:rsid="00589186" officeooo:paragraph-rsid="005934cc"/>
    </style:style>
    <style:style style:name="P9" style:family="paragraph" style:parent-style-name="Text_20_body">
      <style:text-properties officeooo:rsid="005ac699" officeooo:paragraph-rsid="005c2966"/>
    </style:style>
    <style:style style:name="P10" style:family="paragraph" style:parent-style-name="Text_20_body">
      <style:text-properties officeooo:rsid="005c2966" officeooo:paragraph-rsid="005c2966"/>
    </style:style>
    <style:style style:name="P11" style:family="paragraph" style:parent-style-name="Text_20_body">
      <style:text-properties officeooo:rsid="005c2966" officeooo:paragraph-rsid="005c4ce2"/>
    </style:style>
    <style:style style:name="P12" style:family="paragraph" style:parent-style-name="Text_20_body">
      <style:text-properties officeooo:rsid="005c2966" officeooo:paragraph-rsid="005deb75"/>
    </style:style>
    <style:style style:name="P13" style:family="paragraph" style:parent-style-name="Text_20_body">
      <style:text-properties officeooo:paragraph-rsid="006905bd"/>
    </style:style>
    <style:style style:name="P14" style:family="paragraph" style:parent-style-name="Text_20_body">
      <style:text-properties officeooo:rsid="006905bd" officeooo:paragraph-rsid="006905bd"/>
    </style:style>
    <style:style style:name="P15" style:family="paragraph" style:parent-style-name="Text_20_body">
      <style:text-properties officeooo:rsid="006905bd" officeooo:paragraph-rsid="006a49f7"/>
    </style:style>
    <style:style style:name="P16" style:family="paragraph" style:parent-style-name="Text_20_body">
      <style:text-properties officeooo:rsid="006905bd" officeooo:paragraph-rsid="006b8d60"/>
    </style:style>
    <style:style style:name="P17" style:family="paragraph" style:parent-style-name="Text_20_body">
      <style:paragraph-properties fo:margin-top="0cm" fo:margin-bottom="0cm" loext:contextual-spacing="false"/>
      <style:text-properties fo:color="#808080" style:font-name="Liberation Serif" fo:font-size="14pt" fo:font-weight="normal" officeooo:rsid="00191d6b" officeooo:paragraph-rsid="00184242" style:font-size-asian="14pt" style:font-size-complex="14pt"/>
    </style:style>
    <style:style style:name="P18" style:family="paragraph" style:parent-style-name="Heading_20_1">
      <style:paragraph-properties fo:margin-top="0cm" fo:margin-bottom="0cm" loext:contextual-spacing="false"/>
      <style:text-properties style:font-name="Liberation Serif" fo:font-size="14pt" officeooo:rsid="00191d6b" officeooo:paragraph-rsid="00191d6b" style:font-size-asian="14pt" style:font-size-complex="14pt"/>
    </style:style>
    <style:style style:name="P19" style:family="paragraph" style:parent-style-name="Text_20_body">
      <style:text-properties officeooo:rsid="006905bd" officeooo:paragraph-rsid="006d8b6c"/>
    </style:style>
    <style:style style:name="P20" style:family="paragraph" style:parent-style-name="Text_20_body">
      <style:text-properties officeooo:paragraph-rsid="006d8b6c"/>
    </style:style>
    <style:style style:name="T1" style:family="text">
      <style:text-properties officeooo:rsid="00425fc2"/>
    </style:style>
    <style:style style:name="T2" style:family="text">
      <style:text-properties fo:font-variant="normal" fo:text-transform="none" fo:color="#333333" fo:letter-spacing="normal"/>
    </style:style>
    <style:style style:name="T3" style:family="text">
      <style:text-properties fo:font-variant="normal" fo:text-transform="none" fo:color="#333333" fo:letter-spacing="normal" officeooo:rsid="0049c015"/>
    </style:style>
    <style:style style:name="T4" style:family="text">
      <style:text-properties officeooo:rsid="00477d7f"/>
    </style:style>
    <style:style style:name="T5" style:family="text">
      <style:text-properties officeooo:rsid="00553e18"/>
    </style:style>
    <style:style style:name="T6" style:family="text">
      <style:text-properties officeooo:rsid="005672b7"/>
    </style:style>
    <style:style style:name="T7" style:family="text">
      <style:text-properties officeooo:rsid="0057b18e"/>
    </style:style>
    <style:style style:name="T8" style:family="text">
      <style:text-properties officeooo:rsid="00589186"/>
    </style:style>
    <style:style style:name="T9" style:family="text">
      <style:text-properties officeooo:rsid="005b3ae3"/>
    </style:style>
    <style:style style:name="T10" style:family="text">
      <style:text-properties officeooo:rsid="005c4ce2"/>
    </style:style>
    <style:style style:name="T11" style:family="text">
      <style:text-properties officeooo:rsid="005deb75"/>
    </style:style>
    <style:style style:name="T12" style:family="text">
      <style:text-properties officeooo:rsid="006a49f7"/>
    </style:style>
    <style:style style:name="T13" style:family="text">
      <style:text-properties officeooo:rsid="006a8a64"/>
    </style:style>
    <style:style style:name="T14" style:family="text">
      <style:text-properties officeooo:rsid="006b8d60"/>
    </style:style>
    <style:style style:name="T15" style:family="text">
      <style:text-properties officeooo:rsid="006905bd"/>
    </style:style>
    <style:style style:name="T16" style:family="text">
      <style:text-properties officeooo:rsid="006d8b6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8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P17"/>
      <text:p text:style-name="P20"><text:span text:style-name="T15">23.08.2019 - Added chapter 7.2.5 Editors - 3D View - Header - Select Menu.pd</text:span></text:p>
      <text:p text:style-name="P19">1<text:span text:style-name="T14">8</text:span>.08.2019 - Added chapter 7.2.4 Editors - 3D View - Header - Navigation Menu.pdf</text:p>
      <text:p text:style-name="P16">1<text:span text:style-name="T13">7</text:span>.08.2019 - Added chapter 7.2.3 Editors - 3D View - Header - View Menu.pdf</text:p>
      <text:p text:style-name="P15">1<text:span text:style-name="T12">6</text:span>.08.2019 - Added chapter 7.2.2 Editors - 3D View - Header - Quick Menu</text:p>
      <text:p text:style-name="P14">15.08.2019 - Added chapter 7.2.1 Editors - 3D View - Header tools and Options</text:p>
      <text:p text:style-name="P13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P12">0<text:span text:style-name="T11">9</text:span>.04.2019 - <text:span text:style-name="T11">Small changes at chapter 4 and 5</text:span></text:p>
      <text:p text:style-name="P11">0<text:span text:style-name="T10">8</text:span>.04.2019 - Added chapter <text:s/>6 Editors introduction.pdf</text:p>
      <text:p text:style-name="P10">07.04.2019 - Added chapter <text:s/>20 Editors - Text Editor.pdf</text:p>
      <text:p text:style-name="P9">04.04.2019 - <text:span text:style-name="T8">Added chapter </text:span>30 Advanced - Scripting &amp; Extending Bforartists.pdf<text:span text:style-name="T9"> + 29 Advanced - Command Line.odt</text:span></text:p>
      <text:p text:style-name="P8">02.04.2019 - Added chapter 31 Advanced - Working Limits</text:p>
      <text:p text:style-name="P7">02.04.2019 - Added chapter 32 - Troubleshooting.pdf</text:p>
      <text:p text:style-name="P6">01.04.2019 - <text:span text:style-name="T7">Added</text:span> chapter 25 Editors - Properties Editor.pdf</text:p>
      <text:p text:style-name="P5">01.04.2019 - Updated chapter 3 and 4</text:p>
      <text:p text:style-name="P4"><text:span text:style-name="T5">31</text:span>.03.2019 - Added chapter <text:span text:style-name="T6">3 Interface, and </text:span>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<text:soft-page-break/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<text:span text:style-name="T2">06.03.2019  - Added chapter </text:span><text:span text:style-name="T3">17 + </text:span><text:span text:style-name="T2">36</text:span></text:p>
      <text:p text:style-name="Text_20_body"><text:span text:style-name="T4">04.03.2019 - </text:span><text:span text:style-name="T2">Added chapter 95 + 96 + 1</text:span> </text:p>
      <text:p text:style-name="Text_20_body">04.03.2019 - changed the internal chapter numbering.</text:p>
      <text:p text:style-name="Text_20_body"><text:span text:style-name="T1">03.03</text:span>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2H41M59S</meta:editing-duration>
    <meta:editing-cycles>89</meta:editing-cycles>
    <meta:generator>LibreOffice/6.3.0.4$Windows_X86_64 LibreOffice_project/057fc023c990d676a43019934386b85b21a9ee99</meta:generator>
    <dc:date>2019-08-23T13:20:40.800000000</dc:date>
    <meta:document-statistic meta:table-count="1" meta:image-count="0" meta:object-count="0" meta:page-count="2" meta:paragraph-count="42" meta:word-count="417" meta:character-count="2488" meta:non-whitespace-character-count="2108"/>
    <meta:template xlink:type="simple" xlink:actuate="onRequest" xlink:title="standard1cm" xlink:href="../../../../AppData/Roaming/LibreOffice/4/user/template/standard1cm.ott" meta:date="2016-03-28T18:47:57.125000000"/>
  </office:meta>
</office:document-meta>
</file>